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3591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1.0043in"/>
    </style:style>
    <style:style style:name="co10" style:family="table-column">
      <style:table-column-properties fo:break-before="auto" style:column-width="0.989in"/>
    </style:style>
    <style:style style:name="co11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9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846in" fo:break-before="auto" style:use-optimal-row-height="true"/>
    </style:style>
    <style:style style:name="ro6" style:family="table-row">
      <style:table-row-properties style:row-height="0.3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12" style:family="table-cell" style:parent-style-name="Default" style:data-style-name="N130">
      <style:table-cell-properties fo:background-color="#dddddd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30"/>
    <style:style style:name="ce14" style:family="table-cell" style:parent-style-name="Default" style:data-style-name="N130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0000"/>
      <style:text-properties style:use-window-font-color="true"/>
    </style:style>
    <style:style style:name="ce23" style:family="table-cell" style:parent-style-name="Default">
      <style:table-cell-properties fo:background-color="#ff0000" fo:wrap-option="wrap"/>
      <style:text-properties style:use-window-font-color="true"/>
    </style:style>
    <style:style style:name="ce25" style:family="table-cell" style:parent-style-name="Default" style:data-style-name="N0">
      <style:table-cell-properties fo:background-color="#dddddd" fo:wrap-option="wrap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30">
      <style:table-cell-properties fo:background-color="#ff0000"/>
      <style:text-properties style:use-window-font-color="true"/>
    </style:style>
    <style:style style:name="ce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wrap-option="wrap"/>
      <style:text-properties style:text-underline-style="none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wrap-option="wrap"/>
      <style:text-properties style:font-name="Liberation Sans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/>
      <style:text-properties style:use-window-font-color="true"/>
    </style:style>
    <style:style style:name="ce45" style:family="table-cell" style:parent-style-name="Default">
      <style:table-cell-properties fo:background-color="transparent" fo:wrap-option="wrap"/>
      <style:text-properties style:text-underline-style="none"/>
    </style:style>
    <style:style style:name="ce46" style:family="table-cell" style:parent-style-name="Default">
      <style:table-cell-properties fo:background-color="#ff0000" fo:wrap-option="wrap"/>
      <style:text-properties style:use-window-font-color="tru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dddddd"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0000"/>
    </style:style>
    <style:style style:name="ce50" style:family="table-cell" style:parent-style-name="Default" style:data-style-name="N11"/>
    <style:style style:name="ce51" style:family="table-cell" style:parent-style-name="Default" style:data-style-name="N130">
      <style:table-cell-properties fo:background-color="#dddddd"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30"/>
    <style:style style:name="ce53" style:family="table-cell" style:parent-style-name="Default" style:data-style-name="N130">
      <style:table-cell-properties fo:wrap-option="wrap"/>
    </style:style>
    <style:style style:name="ce54" style:family="table-cell" style:parent-style-name="Default" style:data-style-name="N130">
      <style:table-cell-properties fo:background-color="#ff0000"/>
      <style:text-properties style:use-window-font-color="true"/>
    </style:style>
    <style:style style:name="ce55" style:family="table-cell" style:parent-style-name="Default">
      <style:text-properties style:font-name="Liberation Sans"/>
    </style:style>
    <style:style style:name="ce56" style:family="table-cell" style:parent-style-name="Default">
      <style:table-cell-properties fo:wrap-option="wrap"/>
      <style:text-properties style:font-name="Liberation Sans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kload" table:style-name="ta1">
        <table:table-column table:style-name="co1" table:default-cell-style-name="ce4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52"/>
        <table:table-column table:style-name="co7" table:default-cell-style-name="ce52"/>
        <table:table-column table:style-name="co8" table:default-cell-style-name="Default"/>
        <table:table-column table:style-name="co9" table:default-cell-style-name="Default"/>
        <table:table-column table:style-name="co2" table:number-columns-repeated="16374" table:default-cell-style-name="Default"/>
        <table:table-row table:style-name="ro1">
          <table:table-cell table:style-name="ce39" office:value-type="string" calcext:value-type="string">
            <text:p>Total users</text:p>
          </table:table-cell>
          <table:table-cell office:value-type="float" office:value="10000" calcext:value-type="float">
            <text:p>10000</text:p>
          </table:table-cell>
          <table:table-cell table:number-columns-repeated="16382"/>
        </table:table-row>
        <table:table-row table:style-name="ro2">
          <table:table-cell table:style-name="ce39" office:value-type="string" calcext:value-type="string">
            <text:p>Total data rate (bps)</text:p>
          </table:table-cell>
          <table:table-cell table:formula="of:=100*POWER(10;9)" office:value-type="float" office:value="100000000000" calcext:value-type="float">
            <text:p>100000000000</text:p>
          </table:table-cell>
          <table:table-cell table:number-columns-repeated="16382"/>
        </table:table-row>
        <table:table-row table:style-name="ro1">
          <table:table-cell table:style-name="ce39" office:value-type="string" calcext:value-type="string">
            <text:p>Total TC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2">
          <table:table-cell table:style-name="ce39" office:value-type="string" calcext:value-type="string">
            <text:p>Total cores/ queue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table:style-name="ce39"/>
          <table:table-cell table:number-columns-repeated="16383"/>
        </table:table-row>
        <table:table-row table:style-name="ro1">
          <table:table-cell table:style-name="ce39" office:value-type="string" calcext:value-type="string">
            <text:p>User rate (bps)</text:p>
          </table:table-cell>
          <table:table-cell table:formula="of:=[.B2]/[.B1]" office:value-type="float" office:value="10000000" calcext:value-type="float">
            <text:p>10000000</text:p>
          </table:table-cell>
          <table:table-cell table:number-columns-repeated="16382"/>
        </table:table-row>
        <table:table-row table:style-name="ro2">
          <table:table-cell table:style-name="ce39" office:value-type="string" calcext:value-type="string">
            <text:p>TC/ user rate (bps)</text:p>
          </table:table-cell>
          <table:table-cell table:formula="of:=[.B6]/[.B3]" office:value-type="float" office:value="1250000" calcext:value-type="float">
            <text:p>1250000</text:p>
          </table:table-cell>
          <table:table-cell table:number-columns-repeated="16382"/>
        </table:table-row>
        <table:table-row table:style-name="ro1">
          <table:table-cell table:style-name="ce39"/>
          <table:table-cell table:number-columns-repeated="16383"/>
        </table:table-row>
        <table:table-row table:style-name="ro2">
          <table:table-cell table:style-name="ce39" office:value-type="string" calcext:value-type="string">
            <text:p>Load scaling strategy</text:p>
          </table:table-cell>
          <table:table-cell table:style-name="ce39" office:value-type="string" calcext:value-type="string">
            <text:p>Users p core</text:p>
          </table:table-cell>
          <table:table-cell table:style-name="ce47" office:value-type="string" calcext:value-type="string">
            <text:p>Total Load (bps)</text:p>
          </table:table-cell>
          <table:table-cell table:number-columns-repeated="16381"/>
        </table:table-row>
        <table:table-row table:style-name="ro1">
          <table:table-cell table:style-name="ce40" office:value-type="string" calcext:value-type="string">
            <text:p>User (LS1)</text:p>
          </table:table-cell>
          <table:table-cell table:formula="of:=[.B1]/[.B4]" office:value-type="float" office:value="1250" calcext:value-type="float">
            <text:p>1250</text:p>
          </table:table-cell>
          <table:table-cell table:formula="of:=[.B10]*[.B6]" office:value-type="float" office:value="12500000000" calcext:value-type="float">
            <text:p>12500000000</text:p>
          </table:table-cell>
          <table:table-cell table:number-columns-repeated="16381"/>
        </table:table-row>
        <table:table-row table:style-name="ro2">
          <table:table-cell table:style-name="ce40" office:value-type="string" calcext:value-type="string">
            <text:p>Traffic class (LS2)</text:p>
          </table:table-cell>
          <table:table-cell table:formula="of:=[.B1]" office:value-type="float" office:value="10000" calcext:value-type="float">
            <text:p>10000</text:p>
          </table:table-cell>
          <table:table-cell table:formula="of:=[.B11]*[.B7]" office:value-type="float" office:value="12500000000" calcext:value-type="float">
            <text:p>12500000000</text:p>
          </table:table-cell>
          <table:table-cell table:number-columns-repeated="16381"/>
        </table:table-row>
        <table:table-row table:style-name="ro1">
          <table:table-cell table:style-name="ce40"/>
          <table:table-cell table:number-columns-repeated="16383"/>
        </table:table-row>
        <table:table-row table:style-name="ro1">
          <table:table-cell table:style-name="ce40" office:value-type="string" calcext:value-type="string">
            <text:p>TC0 </text:p>
          </table:table-cell>
          <table:table-cell office:value-type="float" office:value="50" calcext:value-type="float">
            <text:p>50</text:p>
          </table:table-cell>
          <table:table-cell table:formula="of:=[.B13]*POWER(10;9)/[.B1]" office:value-type="float" office:value="5000000" calcext:value-type="float">
            <text:p>5000000</text:p>
          </table:table-cell>
          <table:table-cell table:formula="of:=([.C13]+[.B14]*7)*1250" office:value-type="float" office:value="12500000000" calcext:value-type="float">
            <text:p>12500000000</text:p>
          </table:table-cell>
          <table:table-cell table:number-columns-repeated="2"/>
          <table:table-cell table:style-name="ce53"/>
          <table:table-cell table:number-columns-repeated="16377"/>
        </table:table-row>
        <table:table-row table:style-name="ro1">
          <table:table-cell table:style-name="ce39"/>
          <table:table-cell table:formula="of:=50*POWER(10;9)/([.B1]*7)" office:value-type="float" office:value="714285.714285714" calcext:value-type="float">
            <text:p>714285.714285714</text:p>
          </table:table-cell>
          <table:table-cell/>
          <table:table-cell table:formula="of:=[.D13]*8" office:value-type="float" office:value="100000000000" calcext:value-type="float">
            <text:p>100000000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table:style-name="ce42" office:value-type="string" calcext:value-type="string">
            <text:p>Case</text:p>
          </table:table-cell>
          <table:table-cell table:style-name="ce42" office:value-type="string" calcext:value-type="string">
            <text:p>FG</text:p>
          </table:table-cell>
          <table:table-cell table:style-name="ce42" office:value-type="string" calcext:value-type="string">
            <text:p>Values</text:p>
          </table:table-cell>
          <table:table-cell table:style-name="ce42" office:value-type="string" calcext:value-type="string">
            <text:p>Total Users (n)</text:p>
          </table:table-cell>
          <table:table-cell table:style-name="ce42" office:value-type="string" calcext:value-type="string">
            <text:p>Packet Sizes (B)</text:p>
          </table:table-cell>
          <table:table-cell table:number-columns-repeated="2" table:style-name="ce51" office:value-type="string" calcext:value-type="string">
            <text:p>Data rate (Gbps)</text:p>
          </table:table-cell>
          <table:table-cell table:style-name="ce51" office:value-type="string" calcext:value-type="string">
            <text:p>Data rate p user p TC (bps)</text:p>
          </table:table-cell>
          <table:table-cell table:style-name="ce42" office:value-type="string" calcext:value-type="string">
            <text:p>Data Rate p user (Mbps)</text:p>
          </table:table-cell>
          <table:table-cell table:style-name="ce41"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1" office:value-type="float" office:value="0" calcext:value-type="float">
            <text:p>0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table:formula="of:=[.G17]*POWER(10;9)" office:value-type="float" office:value="12500000000" calcext:value-type="float">
            <text:p>12500000000</text:p>
          </table:table-cell>
          <table:table-cell office:value-type="float" office:value="12.5" calcext:value-type="float">
            <text:p>12.5000</text:p>
          </table:table-cell>
          <table:table-cell table:formula="of:=[.G17]*POWER(10;9)/[.D17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8]-1" office:value-type="float" office:value="1" calcext:value-type="float">
            <text:p>1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18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18]*POWER(10;9)/[.D18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9]-1" office:value-type="float" office:value="2" calcext:value-type="float">
            <text:p>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19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19]*POWER(10;9)/[.D19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0]-1" office:value-type="float" office:value="3" calcext:value-type="float">
            <text:p>3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0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0]*POWER(10;9)/[.D20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1]-1" office:value-type="float" office:value="4" calcext:value-type="float">
            <text:p>4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1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1]*POWER(10;9)/[.D21]" office:value-type="float" office:value="1250000" calcext:value-type="float">
            <text:p>1250000.0000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2]-1" office:value-type="float" office:value="5" calcext:value-type="float">
            <text:p>5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2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2]*POWER(10;9)/[.D22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3]-1" office:value-type="float" office:value="6" calcext:value-type="float">
            <text:p>6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3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3]*POWER(10;9)/[.D23]" office:value-type="float" office:value="1250000" calcext:value-type="float">
            <text:p>1250000.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4]-1" office:value-type="float" office:value="7" calcext:value-type="float">
            <text:p>7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4]*POWER(10;9)" office:value-type="float" office:value="12500000000" calcext:value-type="float">
            <text:p>12500000000</text:p>
          </table:table-cell>
          <table:table-cell table:formula="of:=(100-[.$G$17])/7" office:value-type="float" office:value="12.5" calcext:value-type="float">
            <text:p>12.5000</text:p>
          </table:table-cell>
          <table:table-cell table:formula="of:=[.G24]*POWER(10;9)/[.D24]" office:value-type="float" office:value="1250000" calcext:value-type="float">
            <text:p>1250000.0000</text:p>
          </table:table-cell>
          <table:table-cell table:formula="of:=SUM([.H17:.H24])" office:value-type="float" office:value="10000000" calcext:value-type="float">
            <text:p>10000000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5]-1" office:value-type="float" office:value="0" calcext:value-type="float">
            <text:p>0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table:formula="of:=[.G25]*POWER(10;9)" office:value-type="float" office:value="25000000000" calcext:value-type="float">
            <text:p>25000000000</text:p>
          </table:table-cell>
          <table:table-cell office:value-type="float" office:value="25" calcext:value-type="float">
            <text:p>25.0000</text:p>
          </table:table-cell>
          <table:table-cell table:formula="of:=[.G25]*POWER(10;9)/[.D25]" office:value-type="float" office:value="2500000" calcext:value-type="float">
            <text:p>2500000.000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6]-1" office:value-type="float" office:value="1" calcext:value-type="float">
            <text:p>1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6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26]*POWER(10;9)/[.D26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7]-1" office:value-type="float" office:value="2" calcext:value-type="float">
            <text:p>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7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27]*POWER(10;9)/[.D27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8]-1" office:value-type="float" office:value="3" calcext:value-type="float">
            <text:p>3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8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28]*POWER(10;9)/[.D28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9]-1" office:value-type="float" office:value="4" calcext:value-type="float">
            <text:p>4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29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29]*POWER(10;9)/[.D29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30]-1" office:value-type="float" office:value="5" calcext:value-type="float">
            <text:p>5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0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30]*POWER(10;9)/[.D30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31]-1" office:value-type="float" office:value="6" calcext:value-type="float">
            <text:p>6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1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31]*POWER(10;9)/[.D31]" office:value-type="float" office:value="1071428.57142857" calcext:value-type="float">
            <text:p>1071428.571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32]-1" office:value-type="float" office:value="7" calcext:value-type="float">
            <text:p>7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2]*POWER(10;9)" office:value-type="float" office:value="10714285714.2857" calcext:value-type="float">
            <text:p>10714285714.2857</text:p>
          </table:table-cell>
          <table:table-cell table:formula="of:=(100-[.$G$25])/7" office:value-type="float" office:value="10.7142857142857" calcext:value-type="float">
            <text:p>10.7143</text:p>
          </table:table-cell>
          <table:table-cell table:formula="of:=[.G32]*POWER(10;9)/[.D32]" office:value-type="float" office:value="1071428.57142857" calcext:value-type="float">
            <text:p>1071428.5714</text:p>
          </table:table-cell>
          <table:table-cell table:formula="of:=SUM([.H25:.H32])" office:value-type="float" office:value="9999999.99999999" calcext:value-type="float">
            <text:p>9999999.99999999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3]-1" office:value-type="float" office:value="0" calcext:value-type="float">
            <text:p>0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table:formula="of:=[.G33]*POWER(10;9)" office:value-type="float" office:value="50000000000" calcext:value-type="float">
            <text:p>50000000000</text:p>
          </table:table-cell>
          <table:table-cell office:value-type="float" office:value="50" calcext:value-type="float">
            <text:p>50.0000</text:p>
          </table:table-cell>
          <table:table-cell table:formula="of:=[.G33]*POWER(10;9)/[.D33]" office:value-type="float" office:value="5000000" calcext:value-type="float">
            <text:p>5000000.0000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34]-1" office:value-type="float" office:value="1" calcext:value-type="float">
            <text:p>1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4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4]*POWER(10;9)/[.D34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35]-1" office:value-type="float" office:value="2" calcext:value-type="float">
            <text:p>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5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5]*POWER(10;9)/[.D35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6]-1" office:value-type="float" office:value="3" calcext:value-type="float">
            <text:p>3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6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6]*POWER(10;9)/[.D36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7]-1" office:value-type="float" office:value="4" calcext:value-type="float">
            <text:p>4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7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7]*POWER(10;9)/[.D37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8]-1" office:value-type="float" office:value="5" calcext:value-type="float">
            <text:p>5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8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8]*POWER(10;9)/[.D38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39]-1" office:value-type="float" office:value="6" calcext:value-type="float">
            <text:p>6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39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39]*POWER(10;9)/[.D39]" office:value-type="float" office:value="714285.714285714" calcext:value-type="float">
            <text:p>714285.714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40]-1" office:value-type="float" office:value="7" calcext:value-type="float">
            <text:p>7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string" calcext:value-type="string">
            <text:p>512/1518</text:p>
          </table:table-cell>
          <table:table-cell table:formula="of:=[.G40]*POWER(10;9)" office:value-type="float" office:value="7142857142.85714" calcext:value-type="float">
            <text:p>7142857142.85714</text:p>
          </table:table-cell>
          <table:table-cell table:formula="of:=(100-[.$G$33])/7" office:value-type="float" office:value="7.14285714285714" calcext:value-type="float">
            <text:p>7.1429</text:p>
          </table:table-cell>
          <table:table-cell table:formula="of:=[.G40]*POWER(10;9)/[.D40]" office:value-type="float" office:value="714285.714285714" calcext:value-type="float">
            <text:p>714285.7143</text:p>
          </table:table-cell>
          <table:table-cell table:formula="of:=SUM([.H33:.H40])" office:value-type="float" office:value="10000000" calcext:value-type="float">
            <text:p>1000000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4">
          <table:table-cell table:style-name="ce42" office:value-type="string" calcext:value-type="string">
            <text:p>Case</text:p>
          </table:table-cell>
          <table:table-cell table:style-name="ce42" office:value-type="string" calcext:value-type="string">
            <text:p>Load scaling strategy</text:p>
          </table:table-cell>
          <table:table-cell table:style-name="ce42" office:value-type="string" calcext:value-type="string">
            <text:p>Users p core (N)</text:p>
          </table:table-cell>
          <table:table-cell table:style-name="ce42" office:value-type="string" calcext:value-type="string">
            <text:p>TC (M)</text:p>
          </table:table-cell>
          <table:table-cell table:style-name="ce48" office:value-type="string" calcext:value-type="string">
            <text:p>Queues p core (Q)</text:p>
          </table:table-cell>
          <table:table-cell table:style-name="ce48"/>
          <table:table-cell table:style-name="ce42" office:value-type="string" calcext:value-type="string">
            <text:p>Cores</text:p>
          </table:table-cell>
          <table:table-cell table:style-name="ce51" office:value-type="string" calcext:value-type="string">
            <text:p>Load p core (Gbps)</text:p>
          </table:table-cell>
          <table:table-cell table:style-name="ce42" table:number-columns-repeated="1637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41" office:value-type="string" calcext:value-type="string">
            <text:p>LS1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43]*[.D43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17]" office:value-type="float" office:value="12.5" calcext:value-type="float">
            <text:p>12.5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41" office:value-type="string" calcext:value-type="string">
            <text:p>LS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C44]*[.D44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H17]*[.E44]/POWER(10;9)" office:value-type="float" office:value="12.5" calcext:value-type="float">
            <text:p>12.5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41" office:value-type="string" calcext:value-type="string">
            <text:p>LS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C45]*[.D45]" office:value-type="float" office:value="10000" calcext:value-type="float">
            <text:p>10000</text:p>
          </table:table-cell>
          <table:table-cell/>
          <table:table-cell table:style-name="Default" office:value-type="string" calcext:value-type="string">
            <text:p>1-7</text:p>
          </table:table-cell>
          <table:table-cell table:formula="of:=[.H18]*[.E45]/POWER(10;9)" office:value-type="float" office:value="12.5" calcext:value-type="float">
            <text:p>12.5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45" office:value-type="string" calcext:value-type="string">
            <text:p>LS1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46]*[.D46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25]" office:value-type="float" office:value="25" calcext:value-type="float">
            <text:p>25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41" office:value-type="string" calcext:value-type="string">
            <text:p>LS2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47]*[.D47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25]" office:value-type="float" office:value="25" calcext:value-type="float">
            <text:p>25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41" office:value-type="string" calcext:value-type="string">
            <text:p>LS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C48]*[.D48]" office:value-type="float" office:value="10000" calcext:value-type="float">
            <text:p>10000</text:p>
          </table:table-cell>
          <table:table-cell/>
          <table:table-cell table:style-name="Default" office:value-type="string" calcext:value-type="string">
            <text:p>1-7</text:p>
          </table:table-cell>
          <table:table-cell table:formula="of:=SUM([.G26:.G32])" office:value-type="float" office:value="75" calcext:value-type="float">
            <text:p>75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45" office:value-type="string" calcext:value-type="string">
            <text:p>LS1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49]*[.D49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33]" office:value-type="float" office:value="50" calcext:value-type="float">
            <text:p>50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41" office:value-type="string" calcext:value-type="string">
            <text:p>LS2</text:p>
          </table:table-cell>
          <table:table-cell table:formula="of:=[.$B$1]/8"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table:formula="of:=[.C50]*[.D50]" office:value-type="float" office:value="10000" calcext:value-type="float">
            <text:p>100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33]" office:value-type="float" office:value="50" calcext:value-type="float">
            <text:p>50.0000</text:p>
          </table:table-cell>
          <table:table-cell table:number-columns-repeated="1637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41" office:value-type="string" calcext:value-type="string">
            <text:p>LS2</text:p>
          </table:table-cell>
          <table:table-cell table:formula="of:=[.$B$1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C51]*[.D51]" office:value-type="float" office:value="10000" calcext:value-type="float">
            <text:p>10000</text:p>
          </table:table-cell>
          <table:table-cell/>
          <table:table-cell table:style-name="Default" office:value-type="string" calcext:value-type="string">
            <text:p>1-7</text:p>
          </table:table-cell>
          <table:table-cell table:formula="of:=SUM([.G34:.G40])" office:value-type="float" office:value="50" calcext:value-type="float">
            <text:p>50.0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>
          <table:table-cell table:style-name="ce43" office:value-type="string" calcext:value-type="string">
            <text:p>Case</text:p>
          </table:table-cell>
          <table:table-cell table:style-name="ce43" office:value-type="string" calcext:value-type="string">
            <text:p>Congestion</text:p>
          </table:table-cell>
          <table:table-cell table:style-name="ce43" office:value-type="string" calcext:value-type="string">
            <text:p>Load scaling strategy</text:p>
          </table:table-cell>
          <table:table-cell table:style-name="ce43" office:value-type="string" calcext:value-type="string">
            <text:p>User PIR (bps)</text:p>
          </table:table-cell>
          <table:table-cell table:style-name="ce43" office:value-type="string" calcext:value-type="string">
            <text:p>User Exceeding traffic (%)</text:p>
          </table:table-cell>
          <table:table-cell table:style-name="ce43" office:value-type="string" calcext:value-type="string">
            <text:p>Total Congested Users (N)</text:p>
          </table:table-cell>
          <table:table-cell table:style-name="ce43" office:value-type="string" calcext:value-type="string">
            <text:p>User Offered Load (bps)</text:p>
          </table:table-cell>
          <table:table-cell table:style-name="ce43" office:value-type="string" calcext:value-type="string">
            <text:p>Total data rate (bps)</text:p>
          </table:table-cell>
          <table:table-cell table:style-name="ce43" office:value-type="string" calcext:value-type="string">
            <text:p>Total expected data rate (bps)</text:p>
          </table:table-cell>
          <table:table-cell table:style-name="ce43" office:value-type="string" calcext:value-type="string">
            <text:p>Data rate p user p TC (bps)</text:p>
          </table:table-cell>
          <table:table-cell table:style-name="ce43" office:value-type="string" calcext:value-type="string">
            <text:p><text:s/></text:p>
          </table:table-cell>
          <table:table-cell table:style-name="ce43" table:number-columns-repeated="16373"/>
        </table:table-row>
        <table:table-row table:style-name="ro1">
          <table:table-cell table:style-name="ce44" office:value-type="float" office:value="0" calcext:value-type="float">
            <text:p>0</text:p>
          </table:table-cell>
          <table:table-cell table:style-name="ce46" office:value-type="string" calcext:value-type="string">
            <text:p>Y</text:p>
          </table:table-cell>
          <table:table-cell table:style-name="ce46" table:formula="of:=[.B43]" office:value-type="string" office:string-value="LS1" calcext:value-type="string">
            <text:p>LS1</text:p>
          </table:table-cell>
          <table:table-cell table:style-name="ce44" table:formula="of:=['system+sched params'.$C$38]" office:value-type="float" office:value="10000000" calcext:value-type="float">
            <text:p>10000000</text:p>
          </table:table-cell>
          <table:table-cell table:style-name="ce49"/>
          <table:table-cell table:style-name="ce44" office:value-type="float" office:value="512" calcext:value-type="float">
            <text:p>512</text:p>
          </table:table-cell>
          <table:table-cell table:style-name="ce44" table:formula="of:=[.D54]+50*100*[.F54]" office:value-type="float" office:value="12560000" calcext:value-type="float">
            <text:p>12560000</text:p>
          </table:table-cell>
          <table:table-cell table:style-name="ce44" table:formula="of:=[.G54]*[.F54]" office:value-type="float" office:value="6430720000" calcext:value-type="float">
            <text:p>6430720000</text:p>
          </table:table-cell>
          <table:table-cell table:style-name="ce44" table:formula="of:=[.F54]*[.D54]" office:value-type="float" office:value="5120000000" calcext:value-type="float">
            <text:p>5120000000</text:p>
          </table:table-cell>
          <table:table-cell table:style-name="ce54"/>
          <table:table-cell table:style-name="ce44" table:number-columns-repeated="1637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41" office:value-type="string" calcext:value-type="string">
            <text:p>Y</text:p>
          </table:table-cell>
          <table:table-cell table:style-name="ce41" table:formula="of:=[.B44]" office:value-type="string" office:string-value="LS2" calcext:value-type="string">
            <text:p>LS2</text:p>
          </table:table-cell>
          <table:table-cell table:formula="of:=['system+sched params'.$C$38]" office:value-type="float" office:value="10000000" calcext:value-type="float">
            <text:p>10000000</text:p>
          </table:table-cell>
          <table:table-cell table:style-name="ce50" office:value-type="percentage" office:value="0.1" calcext:value-type="percentage">
            <text:p>10.00%</text:p>
          </table:table-cell>
          <table:table-cell table:formula="of:=[.F54]" office:value-type="float" office:value="512" calcext:value-type="float">
            <text:p>512</text:p>
          </table:table-cell>
          <table:table-cell table:style-name="Default" table:formula="of:=[.D55]+[.D55]*[.E55]" office:value-type="float" office:value="11000000" calcext:value-type="float">
            <text:p>11000000</text:p>
          </table:table-cell>
          <table:table-cell table:style-name="Default" table:formula="of:=[.G55]*[.F55]" office:value-type="float" office:value="5632000000" calcext:value-type="float">
            <text:p>5632000000</text:p>
          </table:table-cell>
          <table:table-cell table:formula="of:=[.F55]*[.D55]" office:value-type="float" office:value="5120000000" calcext:value-type="float">
            <text:p>5120000000</text:p>
          </table:table-cell>
          <table:table-cell table:style-name="ce52" table:formula="of:=[.G55]/8" office:value-type="float" office:value="1375000" calcext:value-type="float">
            <text:p>1375000.0000</text:p>
          </table:table-cell>
          <table:table-cell table:number-columns-repeated="1637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41" office:value-type="string" calcext:value-type="string">
            <text:p>Y</text:p>
          </table:table-cell>
          <table:table-cell table:style-name="ce41" table:formula="of:=[.B45]" office:value-type="string" office:string-value="LS2" calcext:value-type="string">
            <text:p>LS2</text:p>
          </table:table-cell>
          <table:table-cell table:formula="of:=['system+sched params'.$C$38]" office:value-type="float" office:value="10000000" calcext:value-type="float">
            <text:p>10000000</text:p>
          </table:table-cell>
          <table:table-cell table:style-name="ce50" office:value-type="percentage" office:value="0.5" calcext:value-type="percentage">
            <text:p>50.00%</text:p>
          </table:table-cell>
          <table:table-cell table:formula="of:=[.F55]" office:value-type="float" office:value="512" calcext:value-type="float">
            <text:p>512</text:p>
          </table:table-cell>
          <table:table-cell table:style-name="Default" table:formula="of:=[.D56]+[.D56]*[.E56]" office:value-type="float" office:value="15000000" calcext:value-type="float">
            <text:p>15000000</text:p>
          </table:table-cell>
          <table:table-cell table:style-name="Default" table:formula="of:=[.G56]*[.F56]" office:value-type="float" office:value="7680000000" calcext:value-type="float">
            <text:p>7680000000</text:p>
          </table:table-cell>
          <table:table-cell table:formula="of:=[.F56]*[.D56]" office:value-type="float" office:value="5120000000" calcext:value-type="float">
            <text:p>5120000000</text:p>
          </table:table-cell>
          <table:table-cell table:style-name="ce52" table:formula="of:=[.G56]/8" office:value-type="float" office:value="1875000" calcext:value-type="float">
            <text:p>1875000.0000</text:p>
          </table:table-cell>
          <table:table-cell table:number-columns-repeated="1637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41" office:value-type="string" calcext:value-type="string">
            <text:p>Y</text:p>
          </table:table-cell>
          <table:table-cell table:style-name="ce41" table:formula="of:=[.B46]" office:value-type="string" office:string-value="LS1" calcext:value-type="string">
            <text:p>LS1</text:p>
          </table:table-cell>
          <table:table-cell table:formula="of:=['system+sched params'.$C$38]" office:value-type="float" office:value="10000000" calcext:value-type="float">
            <text:p>10000000</text:p>
          </table:table-cell>
          <table:table-cell table:style-name="ce50" office:value-type="percentage" office:value="0.75" calcext:value-type="percentage">
            <text:p>75.00%</text:p>
          </table:table-cell>
          <table:table-cell table:formula="of:=[.F56]" office:value-type="float" office:value="512" calcext:value-type="float">
            <text:p>512</text:p>
          </table:table-cell>
          <table:table-cell table:style-name="Default" table:formula="of:=[.D57]+[.D57]*[.E57]" office:value-type="float" office:value="17500000" calcext:value-type="float">
            <text:p>17500000</text:p>
          </table:table-cell>
          <table:table-cell table:style-name="Default" table:formula="of:=[.G57]*[.F57]" office:value-type="float" office:value="8960000000" calcext:value-type="float">
            <text:p>8960000000</text:p>
          </table:table-cell>
          <table:table-cell table:formula="of:=[.F57]*[.D57]" office:value-type="float" office:value="5120000000" calcext:value-type="float">
            <text:p>5120000000</text:p>
          </table:table-cell>
          <table:table-cell table:style-name="ce52" table:formula="of:=[.G57]/8" office:value-type="float" office:value="2187500" calcext:value-type="float">
            <text:p>2187500.0000</text:p>
          </table:table-cell>
          <table:table-cell table:number-columns-repeated="1637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ystem+sched params" table:style-name="ta1">
        <table:table-column table:style-name="co2" table:default-cell-style-name="Default"/>
        <table:table-column table:style-name="co10" table:default-cell-style-name="ce41"/>
        <table:table-column table:style-name="co11" table:default-cell-style-name="Default"/>
        <table:table-row table:style-name="ro2">
          <table:table-cell table:style-name="ce39" office:value-type="string" calcext:value-type="string">
            <text:p>Server Parameters</text:p>
          </table:table-cell>
          <table:table-cell table:style-name="ce39" office:value-type="string" calcext:value-type="string">
            <text:p>Parameter Name</text:p>
          </table:table-cell>
          <table:table-cell table:style-name="ce47" office:value-type="string" calcext:value-type="string">
            <text:p>Level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# Numa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IsolCPUs</text:p>
          </table:table-cell>
          <table:table-cell table:style-name="ce41" table:formula="of:=(27-8)*4" office:value-type="float" office:value="76" calcext:value-type="float">
            <text:p>76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CPU Freq (Mhz)</text:p>
          </table:table-cell>
          <table:table-cell table:style-name="ce41" office:value-type="float" office:value="2200" calcext:value-type="float">
            <text:p>2200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N VF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DP core Governor</text:p>
          </table:table-cell>
          <table:table-cell table:style-name="ce41" office:value-type="string" calcext:value-type="string">
            <text:p>performance</text:p>
          </table:table-cell>
        </table:table-row>
        <table:table-row table:style-name="ro2">
          <table:table-cell table:style-name="ce39" office:value-type="string" calcext:value-type="string">
            <text:p>EAL Parameters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39" office:value-type="string" calcext:value-type="string">
            <text:p>CPUs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N channels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N VF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Rx/ Tx port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ce39" office:value-type="string" calcext:value-type="string">
            <text:p>qos_sched Parameters</text:p>
          </table:table-cell>
          <table:table-cell table:number-columns-repeated="2"/>
        </table:table-row>
        <table:table-row table:style-name="ro2">
          <table:table-cell table:style-name="ce39"/>
          <table:table-cell table:style-name="ce39" office:value-type="string" calcext:value-type="string">
            <text:p>Mempool size (msz)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table:style-name="ce39"/>
          <table:table-cell table:style-name="ce39" office:value-type="string" calcext:value-type="string">
            <text:p>Main cor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Rx core</text:p>
          </table:table-cell>
          <table:table-cell table:style-name="ce41" office:value-type="float" office:value="30" calcext:value-type="float">
            <text:p>30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Sched core</text:p>
          </table:table-cell>
          <table:table-cell table:style-name="ce41" office:value-type="float" office:value="33" calcext:value-type="float">
            <text:p>33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Tx core</text:p>
          </table:table-cell>
          <table:table-cell table:style-name="ce41" office:value-type="float" office:value="36" calcext:value-type="float">
            <text:p>36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RX/ Tx ring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SwQ ring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Rx read burs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Rx write burst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QoS enqueue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QoS dequeue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Tx write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Rx thresh</text:p>
          </table:table-cell>
          <table:table-cell office:value-type="string" calcext:value-type="string">
            <text:p>8,8,4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Tx thresh</text:p>
          </table:table-cell>
          <table:table-cell office:value-type="string" calcext:value-type="string">
            <text:p>36,0,0</text:p>
          </table:table-cell>
        </table:table-row>
        <table:table-row table:style-name="ro2">
          <table:table-cell table:style-name="ce39" office:value-type="string" calcext:value-type="string">
            <text:p>Sched Parameters</text:p>
          </table:table-cell>
          <table:table-cell/>
          <table:table-cell table:style-name="ce55"/>
        </table:table-row>
        <table:table-row table:style-name="ro2">
          <table:table-cell table:style-name="ce41"/>
          <table:table-cell table:style-name="ce39" office:value-type="string" calcext:value-type="string">
            <text:p>Frame overhead</text:p>
          </table:table-cell>
          <table:table-cell table:style-name="ce56" office:value-type="float" office:value="24" calcext:value-type="float">
            <text:p>24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Subports p port</text:p>
          </table:table-cell>
          <table:table-cell table:style-name="ce56" office:value-type="float" office:value="1" calcext:value-type="float">
            <text:p>1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Pipes p subport</text:p>
          </table:table-cell>
          <table:table-cell table:style-name="ce55" table:formula="of:=[$workload.B1]" office:value-type="float" office:value="10000" calcext:value-type="float">
            <text:p>10000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VOQ sizes</text:p>
          </table:table-cell>
          <table:table-cell table:style-name="ce55" office:value-type="float" office:value="64" calcext:value-type="float">
            <text:p>64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subport tb_rate (bps)</text:p>
          </table:table-cell>
          <table:table-cell table:style-name="ce55" table:formula="of:=100*POWER(10;9)" office:value-type="float" office:value="100000000000" calcext:value-type="float">
            <text:p>100000000000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subport tb rate (Bps)</text:p>
          </table:table-cell>
          <table:table-cell table:style-name="ce57" table:formula="of:=[.C32]/8" office:value-type="float" office:value="12500000000" calcext:value-type="float">
            <text:p>12500000000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subport tb size (B)</text:p>
          </table:table-cell>
          <table:table-cell table:style-name="ce55" office:value-type="float" office:value="1000000000" calcext:value-type="float">
            <text:p>1000000000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subport tc rate (Bps)</text:p>
          </table:table-cell>
          <table:table-cell table:style-name="ce57" table:formula="of:=[.C33]" office:value-type="float" office:value="12500000000" calcext:value-type="float">
            <text:p>12500000000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subport tc period (ms)</text:p>
          </table:table-cell>
          <table:table-cell table:style-name="ce55" office:value-type="float" office:value="10" calcext:value-type="float">
            <text:p>10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pipe tb rate (Bps)</text:p>
          </table:table-cell>
          <table:table-cell table:style-name="ce55" table:formula="of:=[.C38]/8" office:value-type="float" office:value="1250000" calcext:value-type="float">
            <text:p>1250000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pipe tb rate (bps)</text:p>
          </table:table-cell>
          <table:table-cell table:style-name="ce55" table:formula="of:=[.C32]/[.C30]" office:value-type="float" office:value="10000000" calcext:value-type="float">
            <text:p>10000000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pipe tb size (B)</text:p>
          </table:table-cell>
          <table:table-cell table:style-name="ce55" office:value-type="float" office:value="10000" calcext:value-type="float">
            <text:p>10000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pipe tc rate (Bps)</text:p>
          </table:table-cell>
          <table:table-cell table:style-name="ce55" table:formula="of:=[.C37]" office:value-type="float" office:value="1250000" calcext:value-type="float">
            <text:p>1250000</text:p>
          </table:table-cell>
        </table:table-row>
        <table:table-row table:style-name="ro2">
          <table:table-cell table:style-name="ce41"/>
          <table:table-cell table:style-name="ce39" office:value-type="string" calcext:value-type="string">
            <text:p>pipe tc period (ms)</text:p>
          </table:table-cell>
          <table:table-cell table:style-name="ce55" office:value-type="float" office:value="40" calcext:value-type="float">
            <text:p>40</text:p>
          </table:table-cell>
        </table:table-row>
        <table:table-row table:style-name="ro1">
          <table:table-cell table:style-name="ce41"/>
          <table:table-cell table:style-name="ce39" office:value-type="string" calcext:value-type="string">
            <text:p>WRR weights</text:p>
          </table:table-cell>
          <table:table-cell office:value-type="string" calcext:value-type="string">
            <text:p>1,1,1,1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4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0" number:min-decimal-places="0" number:min-integer-digits="0"/>
    </number:number-style>
    <number:number-style style:name="N134">
      <number:number number:decimal-places="2" number:min-decimal-places="2" number:min-integer-digits="0"/>
    </number:number-style>
    <number:number-style style:name="N13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09:58:59.664807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1:06:26.044966020</meta:creation-date>
    <dc:date>2024-11-21T15:36:15.314620311</dc:date>
    <meta:editing-duration>PT4H20M58S</meta:editing-duration>
    <meta:editing-cycles>31</meta:editing-cycles>
    <meta:generator>LibreOffice/24.2.6.2$Linux_X86_64 LibreOffice_project/420$Build-2</meta:generator>
    <meta:document-statistic meta:table-count="2" meta:cell-count="433" meta:object-count="0"/>
  </office:meta>
</office:document-meta>
</file>